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its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lat</text:p>
          </table:table-cell>
          <table:table-cell table:number-columns-repeated="2"/>
        </table:table-row>
        <table:table-row table:style-name="ro1">
          <table:table-cell office:value-type="float" office:value="1.222" calcext:value-type="float">
            <text:p>1,222</text:p>
          </table:table-cell>
          <table:table-cell table:formula="of:=ROUND([.A2]*30;0)" office:value-type="float" office:value="37" calcext:value-type="float">
            <text:p>3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art 1</text:p>
          </table:table-cell>
          <table:table-cell/>
        </table:table-row>
        <table:table-row table:style-name="ro1">
          <table:table-cell office:value-type="float" office:value="1.332" calcext:value-type="float">
            <text:p>1,332</text:p>
          </table:table-cell>
          <table:table-cell table:formula="of:=ROUND([.A3]*30;0)" office:value-type="float" office:value="40" calcext:value-type="float">
            <text:p>40</text:p>
          </table:table-cell>
          <table:table-cell office:value-type="string" calcext:value-type="string">
            <text:p>l</text:p>
          </table:table-cell>
          <table:table-cell/>
          <table:table-cell table:formula="of:=[.B3]-[.B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.422" calcext:value-type="float">
            <text:p>1,422</text:p>
          </table:table-cell>
          <table:table-cell table:formula="of:=ROUND([.A4]*30;0)" office:value-type="float" office:value="43" calcext:value-type="float">
            <text:p>43</text:p>
          </table:table-cell>
          <table:table-cell office:value-type="string" calcext:value-type="string">
            <text:p>r</text:p>
          </table:table-cell>
          <table:table-cell/>
          <table:table-cell table:formula="of:=[.B4]-[.B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55" calcext:value-type="float">
            <text:p>2,955</text:p>
          </table:table-cell>
          <table:table-cell table:formula="of:=ROUND([.A5]*30;0)" office:value-type="float" office:value="89" calcext:value-type="float">
            <text:p>89</text:p>
          </table:table-cell>
          <table:table-cell office:value-type="string" calcext:value-type="string">
            <text:p>r</text:p>
          </table:table-cell>
          <table:table-cell/>
          <table:table-cell table:formula="of:=[.B5]-[.B4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.056" calcext:value-type="float">
            <text:p>3,056</text:p>
          </table:table-cell>
          <table:table-cell table:formula="of:=ROUND([.A6]*30;0)" office:value-type="float" office:value="92" calcext:value-type="float">
            <text:p>92</text:p>
          </table:table-cell>
          <table:table-cell office:value-type="string" calcext:value-type="string">
            <text:p>l</text:p>
          </table:table-cell>
          <table:table-cell/>
          <table:table-cell table:formula="of:=[.B6]-[.B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.152" calcext:value-type="float">
            <text:p>3,152</text:p>
          </table:table-cell>
          <table:table-cell table:formula="of:=ROUND([.A7]*30;0)" office:value-type="float" office:value="95" calcext:value-type="float">
            <text:p>95</text:p>
          </table:table-cell>
          <table:table-cell office:value-type="string" calcext:value-type="string">
            <text:p>r</text:p>
          </table:table-cell>
          <table:table-cell/>
          <table:table-cell table:formula="of:=[.B7]-[.B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.387" calcext:value-type="float">
            <text:p>3,387</text:p>
          </table:table-cell>
          <table:table-cell table:formula="of:=ROUND([.A8]*30;0)" office:value-type="float" office:value="102" calcext:value-type="float">
            <text:p>102</text:p>
          </table:table-cell>
          <table:table-cell office:value-type="string" calcext:value-type="string">
            <text:p>r</text:p>
          </table:table-cell>
          <table:table-cell/>
          <table:table-cell table:formula="of:=[.B8]-[.B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4.09" calcext:value-type="float">
            <text:p>4,09</text:p>
          </table:table-cell>
          <table:table-cell table:formula="of:=ROUND([.A9]*30;0)" office:value-type="float" office:value="123" calcext:value-type="float">
            <text:p>123</text:p>
          </table:table-cell>
          <table:table-cell office:value-type="string" calcext:value-type="string">
            <text:p>r</text:p>
          </table:table-cell>
          <table:table-cell/>
          <table:table-cell table:formula="of:=[.B9]-[.B8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.197" calcext:value-type="float">
            <text:p>4,197</text:p>
          </table:table-cell>
          <table:table-cell table:formula="of:=ROUND([.A10]*30;0)" office:value-type="float" office:value="126" calcext:value-type="float">
            <text:p>126</text:p>
          </table:table-cell>
          <table:table-cell office:value-type="string" calcext:value-type="string">
            <text:p>l</text:p>
          </table:table-cell>
          <table:table-cell/>
          <table:table-cell table:formula="of:=[.B10]-[.B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table:formula="of:=ROUND([.A11]*30;0)" office:value-type="float" office:value="132" calcext:value-type="float">
            <text:p>132</text:p>
          </table:table-cell>
          <table:table-cell office:value-type="string" calcext:value-type="string">
            <text:p>l</text:p>
          </table:table-cell>
          <table:table-cell/>
          <table:table-cell table:formula="of:=[.B11]-[.B1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.513" calcext:value-type="float">
            <text:p>4,513</text:p>
          </table:table-cell>
          <table:table-cell table:formula="of:=ROUND([.A12]*30;0)" office:value-type="float" office:value="135" calcext:value-type="float">
            <text:p>135</text:p>
          </table:table-cell>
          <table:table-cell office:value-type="string" calcext:value-type="string">
            <text:p>r</text:p>
          </table:table-cell>
          <table:table-cell/>
          <table:table-cell table:formula="of:=[.B12]-[.B1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.737" calcext:value-type="float">
            <text:p>4,737</text:p>
          </table:table-cell>
          <table:table-cell table:formula="of:=ROUND([.A13]*30;0)" office:value-type="float" office:value="142" calcext:value-type="float">
            <text:p>142</text:p>
          </table:table-cell>
          <table:table-cell office:value-type="string" calcext:value-type="string">
            <text:p>r</text:p>
          </table:table-cell>
          <table:table-cell/>
          <table:table-cell table:formula="of:=[.B13]-[.B1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4.955" calcext:value-type="float">
            <text:p>4,955</text:p>
          </table:table-cell>
          <table:table-cell table:formula="of:=ROUND([.A14]*30;0)" office:value-type="float" office:value="149" calcext:value-type="float">
            <text:p>149</text:p>
          </table:table-cell>
          <table:table-cell office:value-type="string" calcext:value-type="string">
            <text:p>r</text:p>
          </table:table-cell>
          <table:table-cell/>
          <table:table-cell table:formula="of:=[.B14]-[.B1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5.068" calcext:value-type="float">
            <text:p>5,068</text:p>
          </table:table-cell>
          <table:table-cell table:formula="of:=ROUND([.A15]*30;0)" office:value-type="float" office:value="152" calcext:value-type="float">
            <text:p>152</text:p>
          </table:table-cell>
          <table:table-cell office:value-type="string" calcext:value-type="string">
            <text:p>l</text:p>
          </table:table-cell>
          <table:table-cell/>
          <table:table-cell table:formula="of:=[.B15]-[.B1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.166" calcext:value-type="float">
            <text:p>5,166</text:p>
          </table:table-cell>
          <table:table-cell table:formula="of:=ROUND([.A16]*30;0)" office:value-type="float" office:value="155" calcext:value-type="float">
            <text:p>155</text:p>
          </table:table-cell>
          <table:table-cell office:value-type="string" calcext:value-type="string">
            <text:p>r</text:p>
          </table:table-cell>
          <table:table-cell/>
          <table:table-cell table:formula="of:=[.B16]-[.B1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.325" calcext:value-type="float">
            <text:p>6,325</text:p>
          </table:table-cell>
          <table:table-cell table:formula="of:=ROUND([.A17]*30;0)" office:value-type="float" office:value="190" calcext:value-type="float">
            <text:p>190</text:p>
          </table:table-cell>
          <table:table-cell office:value-type="string" calcext:value-type="string">
            <text:p>r</text:p>
          </table:table-cell>
          <table:table-cell/>
          <table:table-cell table:formula="of:=[.B17]-[.B16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.432" calcext:value-type="float">
            <text:p>6,432</text:p>
          </table:table-cell>
          <table:table-cell table:formula="of:=ROUND([.A18]*30;0)" office:value-type="float" office:value="193" calcext:value-type="float">
            <text:p>193</text:p>
          </table:table-cell>
          <table:table-cell office:value-type="string" calcext:value-type="string">
            <text:p>l</text:p>
          </table:table-cell>
          <table:table-cell/>
          <table:table-cell table:formula="of:=[.B18]-[.B1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.632" calcext:value-type="float">
            <text:p>6,632</text:p>
          </table:table-cell>
          <table:table-cell table:formula="of:=ROUND([.A19]*30;0)" office:value-type="float" office:value="199" calcext:value-type="float">
            <text:p>199</text:p>
          </table:table-cell>
          <table:table-cell office:value-type="string" calcext:value-type="string">
            <text:p>l</text:p>
          </table:table-cell>
          <table:table-cell/>
          <table:table-cell table:formula="of:=[.B19]-[.B1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.734" calcext:value-type="float">
            <text:p>6,734</text:p>
          </table:table-cell>
          <table:table-cell table:formula="of:=ROUND([.A20]*30;0)" office:value-type="float" office:value="202" calcext:value-type="float">
            <text:p>202</text:p>
          </table:table-cell>
          <table:table-cell office:value-type="string" calcext:value-type="string">
            <text:p>r</text:p>
          </table:table-cell>
          <table:table-cell/>
          <table:table-cell table:formula="of:=[.B20]-[.B1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.954" calcext:value-type="float">
            <text:p>6,954</text:p>
          </table:table-cell>
          <table:table-cell table:formula="of:=ROUND([.A21]*30;0)" office:value-type="float" office:value="209" calcext:value-type="float">
            <text:p>209</text:p>
          </table:table-cell>
          <table:table-cell office:value-type="string" calcext:value-type="string">
            <text:p>r</text:p>
          </table:table-cell>
          <table:table-cell/>
          <table:table-cell table:formula="of:=[.B21]-[.B2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8.545" calcext:value-type="float">
            <text:p>8,545</text:p>
          </table:table-cell>
          <table:table-cell table:formula="of:=ROUND([.A22]*30;0)" office:value-type="float" office:value="256" calcext:value-type="float">
            <text:p>25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art 2</text:p>
          </table:table-cell>
          <table:table-cell table:formula="of:=[.B22]-[.B21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.652" calcext:value-type="float">
            <text:p>8,652</text:p>
          </table:table-cell>
          <table:table-cell table:formula="of:=ROUND([.A23]*30;0)" office:value-type="float" office:value="260" calcext:value-type="float">
            <text:p>260</text:p>
          </table:table-cell>
          <table:table-cell office:value-type="string" calcext:value-type="string">
            <text:p>l</text:p>
          </table:table-cell>
          <table:table-cell/>
          <table:table-cell table:formula="of:=[.B23]-[.B2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.751" calcext:value-type="float">
            <text:p>8,751</text:p>
          </table:table-cell>
          <table:table-cell table:formula="of:=ROUND([.A24]*30;0)" office:value-type="float" office:value="263" calcext:value-type="float">
            <text:p>263</text:p>
          </table:table-cell>
          <table:table-cell office:value-type="string" calcext:value-type="string">
            <text:p>r</text:p>
          </table:table-cell>
          <table:table-cell/>
          <table:table-cell table:formula="of:=[.B24]-[.B2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.853" calcext:value-type="float">
            <text:p>8,853</text:p>
          </table:table-cell>
          <table:table-cell table:formula="of:=ROUND([.A25]*30;0)" office:value-type="float" office:value="266" calcext:value-type="float">
            <text:p>266</text:p>
          </table:table-cell>
          <table:table-cell office:value-type="string" calcext:value-type="string">
            <text:p>l</text:p>
          </table:table-cell>
          <table:table-cell/>
          <table:table-cell table:formula="of:=[.B25]-[.B2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.96" calcext:value-type="float">
            <text:p>8,96</text:p>
          </table:table-cell>
          <table:table-cell table:formula="of:=ROUND([.A26]*30;0)" office:value-type="float" office:value="269" calcext:value-type="float">
            <text:p>269</text:p>
          </table:table-cell>
          <table:table-cell office:value-type="string" calcext:value-type="string">
            <text:p>r</text:p>
          </table:table-cell>
          <table:table-cell/>
          <table:table-cell table:formula="of:=[.B26]-[.B2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9.195" calcext:value-type="float">
            <text:p>9,195</text:p>
          </table:table-cell>
          <table:table-cell table:formula="of:=ROUND([.A27]*30;0)" office:value-type="float" office:value="276" calcext:value-type="float">
            <text:p>276</text:p>
          </table:table-cell>
          <table:table-cell office:value-type="string" calcext:value-type="string">
            <text:p>r</text:p>
          </table:table-cell>
          <table:table-cell/>
          <table:table-cell table:formula="of:=[.B27]-[.B2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9.314" calcext:value-type="float">
            <text:p>9,314</text:p>
          </table:table-cell>
          <table:table-cell table:formula="of:=ROUND([.A28]*30;0)" office:value-type="float" office:value="279" calcext:value-type="float">
            <text:p>279</text:p>
          </table:table-cell>
          <table:table-cell office:value-type="string" calcext:value-type="string">
            <text:p>l</text:p>
          </table:table-cell>
          <table:table-cell/>
          <table:table-cell table:formula="of:=[.B28]-[.B2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9.407" calcext:value-type="float">
            <text:p>9,407</text:p>
          </table:table-cell>
          <table:table-cell table:formula="of:=ROUND([.A29]*30;0)" office:value-type="float" office:value="282" calcext:value-type="float">
            <text:p>282</text:p>
          </table:table-cell>
          <table:table-cell office:value-type="string" calcext:value-type="string">
            <text:p>r</text:p>
          </table:table-cell>
          <table:table-cell/>
          <table:table-cell table:formula="of:=[.B29]-[.B2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9.511" calcext:value-type="float">
            <text:p>9,511</text:p>
          </table:table-cell>
          <table:table-cell table:formula="of:=ROUND([.A30]*30;0)" office:value-type="float" office:value="285" calcext:value-type="float">
            <text:p>285</text:p>
          </table:table-cell>
          <table:table-cell office:value-type="string" calcext:value-type="string">
            <text:p>l</text:p>
          </table:table-cell>
          <table:table-cell/>
          <table:table-cell table:formula="of:=[.B30]-[.B2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9.619" calcext:value-type="float">
            <text:p>9,619</text:p>
          </table:table-cell>
          <table:table-cell table:formula="of:=ROUND([.A31]*30;0)" office:value-type="float" office:value="289" calcext:value-type="float">
            <text:p>289</text:p>
          </table:table-cell>
          <table:table-cell office:value-type="string" calcext:value-type="string">
            <text:p>r</text:p>
          </table:table-cell>
          <table:table-cell/>
          <table:table-cell table:formula="of:=[.B31]-[.B3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.723" calcext:value-type="float">
            <text:p>9,723</text:p>
          </table:table-cell>
          <table:table-cell table:formula="of:=ROUND([.A32]*30;0)" office:value-type="float" office:value="292" calcext:value-type="float">
            <text:p>292</text:p>
          </table:table-cell>
          <table:table-cell office:value-type="string" calcext:value-type="string">
            <text:p>l</text:p>
          </table:table-cell>
          <table:table-cell/>
          <table:table-cell table:formula="of:=[.B32]-[.B3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9.834" calcext:value-type="float">
            <text:p>9,834</text:p>
          </table:table-cell>
          <table:table-cell table:formula="of:=ROUND([.A33]*30;0)" office:value-type="float" office:value="295" calcext:value-type="float">
            <text:p>295</text:p>
          </table:table-cell>
          <table:table-cell office:value-type="string" calcext:value-type="string">
            <text:p>r</text:p>
          </table:table-cell>
          <table:table-cell/>
          <table:table-cell table:formula="of:=[.B33]-[.B3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212" calcext:value-type="float">
            <text:p>11,212</text:p>
          </table:table-cell>
          <table:table-cell table:formula="of:=ROUND([.A34]*30;0)" office:value-type="float" office:value="336" calcext:value-type="float">
            <text:p>33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art 3</text:p>
          </table:table-cell>
          <table:table-cell table:formula="of:=[.B34]-[.B33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.314" calcext:value-type="float">
            <text:p>11,314</text:p>
          </table:table-cell>
          <table:table-cell table:formula="of:=ROUND([.A35]*30;0)" office:value-type="float" office:value="339" calcext:value-type="float">
            <text:p>339</text:p>
          </table:table-cell>
          <table:table-cell office:value-type="string" calcext:value-type="string">
            <text:p>l</text:p>
          </table:table-cell>
          <table:table-cell/>
          <table:table-cell table:formula="of:=[.B35]-[.B3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54" calcext:value-type="float">
            <text:p>11,54</text:p>
          </table:table-cell>
          <table:table-cell table:formula="of:=ROUND([.A36]*30;0)" office:value-type="float" office:value="346" calcext:value-type="float">
            <text:p>346</text:p>
          </table:table-cell>
          <table:table-cell office:value-type="string" calcext:value-type="string">
            <text:p>l</text:p>
          </table:table-cell>
          <table:table-cell/>
          <table:table-cell table:formula="of:=[.B36]-[.B3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.645" calcext:value-type="float">
            <text:p>11,645</text:p>
          </table:table-cell>
          <table:table-cell table:formula="of:=ROUND([.A37]*30;0)" office:value-type="float" office:value="349" calcext:value-type="float">
            <text:p>349</text:p>
          </table:table-cell>
          <table:table-cell office:value-type="string" calcext:value-type="string">
            <text:p>r</text:p>
          </table:table-cell>
          <table:table-cell/>
          <table:table-cell table:formula="of:=[.B37]-[.B3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865" calcext:value-type="float">
            <text:p>11,865</text:p>
          </table:table-cell>
          <table:table-cell table:formula="of:=ROUND([.A38]*30;0)" office:value-type="float" office:value="356" calcext:value-type="float">
            <text:p>356</text:p>
          </table:table-cell>
          <table:table-cell office:value-type="string" calcext:value-type="string">
            <text:p>r</text:p>
          </table:table-cell>
          <table:table-cell/>
          <table:table-cell table:formula="of:=[.B38]-[.B3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.981" calcext:value-type="float">
            <text:p>11,981</text:p>
          </table:table-cell>
          <table:table-cell table:formula="of:=ROUND([.A39]*30;0)" office:value-type="float" office:value="359" calcext:value-type="float">
            <text:p>359</text:p>
          </table:table-cell>
          <table:table-cell office:value-type="string" calcext:value-type="string">
            <text:p>l</text:p>
          </table:table-cell>
          <table:table-cell/>
          <table:table-cell table:formula="of:=[.B39]-[.B3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086" calcext:value-type="float">
            <text:p>12,086</text:p>
          </table:table-cell>
          <table:table-cell table:formula="of:=ROUND([.A40]*30;0)" office:value-type="float" office:value="363" calcext:value-type="float">
            <text:p>363</text:p>
          </table:table-cell>
          <table:table-cell office:value-type="string" calcext:value-type="string">
            <text:p>r</text:p>
          </table:table-cell>
          <table:table-cell/>
          <table:table-cell table:formula="of:=[.B40]-[.B3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.193" calcext:value-type="float">
            <text:p>12,193</text:p>
          </table:table-cell>
          <table:table-cell table:formula="of:=ROUND([.A41]*30;0)" office:value-type="float" office:value="366" calcext:value-type="float">
            <text:p>366</text:p>
          </table:table-cell>
          <table:table-cell office:value-type="string" calcext:value-type="string">
            <text:p>l</text:p>
          </table:table-cell>
          <table:table-cell/>
          <table:table-cell table:formula="of:=[.B41]-[.B4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301" calcext:value-type="float">
            <text:p>12,301</text:p>
          </table:table-cell>
          <table:table-cell table:formula="of:=ROUND([.A42]*30;0)" office:value-type="float" office:value="369" calcext:value-type="float">
            <text:p>369</text:p>
          </table:table-cell>
          <table:table-cell office:value-type="string" calcext:value-type="string">
            <text:p>r</text:p>
          </table:table-cell>
          <table:table-cell/>
          <table:table-cell table:formula="of:=[.B42]-[.B4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414" calcext:value-type="float">
            <text:p>12,414</text:p>
          </table:table-cell>
          <table:table-cell table:formula="of:=ROUND([.A43]*30;0)" office:value-type="float" office:value="372" calcext:value-type="float">
            <text:p>372</text:p>
          </table:table-cell>
          <table:table-cell office:value-type="string" calcext:value-type="string">
            <text:p>l</text:p>
          </table:table-cell>
          <table:table-cell/>
          <table:table-cell table:formula="of:=[.B43]-[.B4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516" calcext:value-type="float">
            <text:p>12,516</text:p>
          </table:table-cell>
          <table:table-cell table:formula="of:=ROUND([.A44]*30;0)" office:value-type="float" office:value="375" calcext:value-type="float">
            <text:p>375</text:p>
          </table:table-cell>
          <table:table-cell office:value-type="string" calcext:value-type="string">
            <text:p>r</text:p>
          </table:table-cell>
          <table:table-cell/>
          <table:table-cell table:formula="of:=[.B44]-[.B4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62" calcext:value-type="float">
            <text:p>12,62</text:p>
          </table:table-cell>
          <table:table-cell table:formula="of:=ROUND([.A45]*30;0)" office:value-type="float" office:value="379" calcext:value-type="float">
            <text:p>379</text:p>
          </table:table-cell>
          <table:table-cell office:value-type="string" calcext:value-type="string">
            <text:p>l</text:p>
          </table:table-cell>
          <table:table-cell/>
          <table:table-cell table:formula="of:=[.B45]-[.B4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.722" calcext:value-type="float">
            <text:p>12,722</text:p>
          </table:table-cell>
          <table:table-cell table:formula="of:=ROUND([.A46]*30;0)" office:value-type="float" office:value="382" calcext:value-type="float">
            <text:p>382</text:p>
          </table:table-cell>
          <table:table-cell office:value-type="string" calcext:value-type="string">
            <text:p>r</text:p>
          </table:table-cell>
          <table:table-cell/>
          <table:table-cell table:formula="of:=[.B46]-[.B4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939" calcext:value-type="float">
            <text:p>12,939</text:p>
          </table:table-cell>
          <table:table-cell table:formula="of:=ROUND([.A47]*30;0)" office:value-type="float" office:value="388" calcext:value-type="float">
            <text:p>388</text:p>
          </table:table-cell>
          <table:table-cell office:value-type="string" calcext:value-type="string">
            <text:p>r</text:p>
          </table:table-cell>
          <table:table-cell/>
          <table:table-cell table:formula="of:=[.B47]-[.B4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172" calcext:value-type="float">
            <text:p>13,172</text:p>
          </table:table-cell>
          <table:table-cell table:formula="of:=ROUND([.A48]*30;0)" office:value-type="float" office:value="395" calcext:value-type="float">
            <text:p>395</text:p>
          </table:table-cell>
          <table:table-cell office:value-type="string" calcext:value-type="string">
            <text:p>r</text:p>
          </table:table-cell>
          <table:table-cell/>
          <table:table-cell table:formula="of:=[.B48]-[.B4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282" calcext:value-type="float">
            <text:p>13,282</text:p>
          </table:table-cell>
          <table:table-cell table:formula="of:=ROUND([.A49]*30;0)" office:value-type="float" office:value="398" calcext:value-type="float">
            <text:p>398</text:p>
          </table:table-cell>
          <table:table-cell office:value-type="string" calcext:value-type="string">
            <text:p>l</text:p>
          </table:table-cell>
          <table:table-cell/>
          <table:table-cell table:formula="of:=[.B49]-[.B4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.389" calcext:value-type="float">
            <text:p>13,389</text:p>
          </table:table-cell>
          <table:table-cell table:formula="of:=ROUND([.A50]*30;0)" office:value-type="float" office:value="402" calcext:value-type="float">
            <text:p>402</text:p>
          </table:table-cell>
          <table:table-cell office:value-type="string" calcext:value-type="string">
            <text:p>r</text:p>
          </table:table-cell>
          <table:table-cell/>
          <table:table-cell table:formula="of:=[.B50]-[.B4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781" calcext:value-type="float">
            <text:p>14,781</text:p>
          </table:table-cell>
          <table:table-cell table:formula="of:=ROUND([.A51]*30;0)" office:value-type="float" office:value="443" calcext:value-type="float">
            <text:p>44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art 4</text:p>
          </table:table-cell>
          <table:table-cell table:formula="of:=[.B51]-[.B50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.894" calcext:value-type="float">
            <text:p>14,894</text:p>
          </table:table-cell>
          <table:table-cell table:formula="of:=ROUND([.A52]*30;0)" office:value-type="float" office:value="447" calcext:value-type="float">
            <text:p>447</text:p>
          </table:table-cell>
          <table:table-cell office:value-type="string" calcext:value-type="string">
            <text:p>l</text:p>
          </table:table-cell>
          <table:table-cell/>
          <table:table-cell table:formula="of:=[.B52]-[.B5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996" calcext:value-type="float">
            <text:p>14,996</text:p>
          </table:table-cell>
          <table:table-cell table:formula="of:=ROUND([.A53]*30;0)" office:value-type="float" office:value="450" calcext:value-type="float">
            <text:p>450</text:p>
          </table:table-cell>
          <table:table-cell office:value-type="string" calcext:value-type="string">
            <text:p>r</text:p>
          </table:table-cell>
          <table:table-cell/>
          <table:table-cell table:formula="of:=[.B53]-[.B5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.112" calcext:value-type="float">
            <text:p>15,112</text:p>
          </table:table-cell>
          <table:table-cell table:formula="of:=ROUND([.A54]*30;0)" office:value-type="float" office:value="453" calcext:value-type="float">
            <text:p>453</text:p>
          </table:table-cell>
          <table:table-cell office:value-type="string" calcext:value-type="string">
            <text:p>l</text:p>
          </table:table-cell>
          <table:table-cell/>
          <table:table-cell table:formula="of:=[.B54]-[.B5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.224" calcext:value-type="float">
            <text:p>15,224</text:p>
          </table:table-cell>
          <table:table-cell table:formula="of:=ROUND([.A55]*30;0)" office:value-type="float" office:value="457" calcext:value-type="float">
            <text:p>457</text:p>
          </table:table-cell>
          <table:table-cell office:value-type="string" calcext:value-type="string">
            <text:p>r</text:p>
          </table:table-cell>
          <table:table-cell/>
          <table:table-cell table:formula="of:=[.B55]-[.B5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.324" calcext:value-type="float">
            <text:p>15,324</text:p>
          </table:table-cell>
          <table:table-cell table:formula="of:=ROUND([.A56]*30;0)" office:value-type="float" office:value="460" calcext:value-type="float">
            <text:p>460</text:p>
          </table:table-cell>
          <table:table-cell office:value-type="string" calcext:value-type="string">
            <text:p>l</text:p>
          </table:table-cell>
          <table:table-cell/>
          <table:table-cell table:formula="of:=[.B56]-[.B5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.435" calcext:value-type="float">
            <text:p>15,435</text:p>
          </table:table-cell>
          <table:table-cell table:formula="of:=ROUND([.A57]*30;0)" office:value-type="float" office:value="463" calcext:value-type="float">
            <text:p>463</text:p>
          </table:table-cell>
          <table:table-cell office:value-type="string" calcext:value-type="string">
            <text:p>r</text:p>
          </table:table-cell>
          <table:table-cell/>
          <table:table-cell table:formula="of:=[.B57]-[.B5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.54" calcext:value-type="float">
            <text:p>15,54</text:p>
          </table:table-cell>
          <table:table-cell table:formula="of:=ROUND([.A58]*30;0)" office:value-type="float" office:value="466" calcext:value-type="float">
            <text:p>466</text:p>
          </table:table-cell>
          <table:table-cell office:value-type="string" calcext:value-type="string">
            <text:p>l</text:p>
          </table:table-cell>
          <table:table-cell/>
          <table:table-cell table:formula="of:=[.B58]-[.B5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.655" calcext:value-type="float">
            <text:p>15,655</text:p>
          </table:table-cell>
          <table:table-cell table:formula="of:=ROUND([.A59]*30;0)" office:value-type="float" office:value="470" calcext:value-type="float">
            <text:p>470</text:p>
          </table:table-cell>
          <table:table-cell office:value-type="string" calcext:value-type="string">
            <text:p>r</text:p>
          </table:table-cell>
          <table:table-cell/>
          <table:table-cell table:formula="of:=[.B59]-[.B5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.896" calcext:value-type="float">
            <text:p>15,896</text:p>
          </table:table-cell>
          <table:table-cell table:formula="of:=ROUND([.A60]*30;0)" office:value-type="float" office:value="477" calcext:value-type="float">
            <text:p>477</text:p>
          </table:table-cell>
          <table:table-cell office:value-type="string" calcext:value-type="string">
            <text:p>r</text:p>
          </table:table-cell>
          <table:table-cell/>
          <table:table-cell table:formula="of:=[.B60]-[.B5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.014" calcext:value-type="float">
            <text:p>16,014</text:p>
          </table:table-cell>
          <table:table-cell table:formula="of:=ROUND([.A61]*30;0)" office:value-type="float" office:value="480" calcext:value-type="float">
            <text:p>480</text:p>
          </table:table-cell>
          <table:table-cell office:value-type="string" calcext:value-type="string">
            <text:p>l</text:p>
          </table:table-cell>
          <table:table-cell/>
          <table:table-cell table:formula="of:=[.B61]-[.B6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.127" calcext:value-type="float">
            <text:p>16,127</text:p>
          </table:table-cell>
          <table:table-cell table:formula="of:=ROUND([.A62]*30;0)" office:value-type="float" office:value="484" calcext:value-type="float">
            <text:p>484</text:p>
          </table:table-cell>
          <table:table-cell office:value-type="string" calcext:value-type="string">
            <text:p>r</text:p>
          </table:table-cell>
          <table:table-cell/>
          <table:table-cell table:formula="of:=[.B62]-[.B6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.221" calcext:value-type="float">
            <text:p>16,221</text:p>
          </table:table-cell>
          <table:table-cell table:formula="of:=ROUND([.A63]*30;0)" office:value-type="float" office:value="487" calcext:value-type="float">
            <text:p>487</text:p>
          </table:table-cell>
          <table:table-cell office:value-type="string" calcext:value-type="string">
            <text:p>l</text:p>
          </table:table-cell>
          <table:table-cell/>
          <table:table-cell table:formula="of:=[.B63]-[.B6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.342" calcext:value-type="float">
            <text:p>16,342</text:p>
          </table:table-cell>
          <table:table-cell table:formula="of:=ROUND([.A64]*30;0)" office:value-type="float" office:value="490" calcext:value-type="float">
            <text:p>490</text:p>
          </table:table-cell>
          <table:table-cell office:value-type="string" calcext:value-type="string">
            <text:p>r</text:p>
          </table:table-cell>
          <table:table-cell/>
          <table:table-cell table:formula="of:=[.B64]-[.B6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.444" calcext:value-type="float">
            <text:p>16,444</text:p>
          </table:table-cell>
          <table:table-cell table:formula="of:=ROUND([.A65]*30;0)" office:value-type="float" office:value="493" calcext:value-type="float">
            <text:p>493</text:p>
          </table:table-cell>
          <table:table-cell office:value-type="string" calcext:value-type="string">
            <text:p>l</text:p>
          </table:table-cell>
          <table:table-cell/>
          <table:table-cell table:formula="of:=[.B65]-[.B6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.557" calcext:value-type="float">
            <text:p>16,557</text:p>
          </table:table-cell>
          <table:table-cell table:formula="of:=ROUND([.A66]*30;0)" office:value-type="float" office:value="497" calcext:value-type="float">
            <text:p>497</text:p>
          </table:table-cell>
          <table:table-cell office:value-type="string" calcext:value-type="string">
            <text:p>r</text:p>
          </table:table-cell>
          <table:table-cell/>
          <table:table-cell table:formula="of:=[.B66]-[.B6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.67" calcext:value-type="float">
            <text:p>16,67</text:p>
          </table:table-cell>
          <table:table-cell table:formula="of:=ROUND([.A67]*30;0)" office:value-type="float" office:value="500" calcext:value-type="float">
            <text:p>500</text:p>
          </table:table-cell>
          <table:table-cell office:value-type="string" calcext:value-type="string">
            <text:p>l</text:p>
          </table:table-cell>
          <table:table-cell/>
          <table:table-cell table:formula="of:=[.B67]-[.B6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.773" calcext:value-type="float">
            <text:p>16,773</text:p>
          </table:table-cell>
          <table:table-cell table:formula="of:=ROUND([.A68]*30;0)" office:value-type="float" office:value="503" calcext:value-type="float">
            <text:p>503</text:p>
          </table:table-cell>
          <table:table-cell office:value-type="string" calcext:value-type="string">
            <text:p>r</text:p>
          </table:table-cell>
          <table:table-cell/>
          <table:table-cell table:formula="of:=[.B68]-[.B6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.435" calcext:value-type="float">
            <text:p>17,435</text:p>
          </table:table-cell>
          <table:table-cell table:formula="of:=ROUND([.A69]*30;0)" office:value-type="float" office:value="523" calcext:value-type="float">
            <text:p>5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art 5</text:p>
          </table:table-cell>
          <table:table-cell table:formula="of:=[.B69]-[.B6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.545" calcext:value-type="float">
            <text:p>17,545</text:p>
          </table:table-cell>
          <table:table-cell table:formula="of:=ROUND([.A70]*30;0)" office:value-type="float" office:value="526" calcext:value-type="float">
            <text:p>526</text:p>
          </table:table-cell>
          <table:table-cell office:value-type="string" calcext:value-type="string">
            <text:p>l</text:p>
          </table:table-cell>
          <table:table-cell/>
          <table:table-cell table:formula="of:=[.B70]-[.B6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.648" calcext:value-type="float">
            <text:p>17,648</text:p>
          </table:table-cell>
          <table:table-cell table:formula="of:=ROUND([.A71]*30;0)" office:value-type="float" office:value="529" calcext:value-type="float">
            <text:p>529</text:p>
          </table:table-cell>
          <table:table-cell office:value-type="string" calcext:value-type="string">
            <text:p>r</text:p>
          </table:table-cell>
          <table:table-cell/>
          <table:table-cell table:formula="of:=[.B71]-[.B7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.756" calcext:value-type="float">
            <text:p>17,756</text:p>
          </table:table-cell>
          <table:table-cell table:formula="of:=ROUND([.A72]*30;0)" office:value-type="float" office:value="533" calcext:value-type="float">
            <text:p>533</text:p>
          </table:table-cell>
          <table:table-cell office:value-type="string" calcext:value-type="string">
            <text:p>l</text:p>
          </table:table-cell>
          <table:table-cell/>
          <table:table-cell table:formula="of:=[.B72]-[.B7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7.868" calcext:value-type="float">
            <text:p>17,868</text:p>
          </table:table-cell>
          <table:table-cell table:formula="of:=ROUND([.A73]*30;0)" office:value-type="float" office:value="536" calcext:value-type="float">
            <text:p>536</text:p>
          </table:table-cell>
          <table:table-cell office:value-type="string" calcext:value-type="string">
            <text:p>r</text:p>
          </table:table-cell>
          <table:table-cell/>
          <table:table-cell table:formula="of:=[.B73]-[.B7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.096" calcext:value-type="float">
            <text:p>18,096</text:p>
          </table:table-cell>
          <table:table-cell table:formula="of:=ROUND([.A74]*30;0)" office:value-type="float" office:value="543" calcext:value-type="float">
            <text:p>543</text:p>
          </table:table-cell>
          <table:table-cell office:value-type="string" calcext:value-type="string">
            <text:p>l</text:p>
          </table:table-cell>
          <table:table-cell/>
          <table:table-cell table:formula="of:=[.B74]-[.B7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8.314" calcext:value-type="float">
            <text:p>18,314</text:p>
          </table:table-cell>
          <table:table-cell table:formula="of:=ROUND([.A75]*30;0)" office:value-type="float" office:value="549" calcext:value-type="float">
            <text:p>549</text:p>
          </table:table-cell>
          <table:table-cell office:value-type="string" calcext:value-type="string">
            <text:p>r</text:p>
          </table:table-cell>
          <table:table-cell/>
          <table:table-cell table:formula="of:=[.B75]-[.B7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8.43" calcext:value-type="float">
            <text:p>18,43</text:p>
          </table:table-cell>
          <table:table-cell table:formula="of:=ROUND([.A76]*30;0)" office:value-type="float" office:value="553" calcext:value-type="float">
            <text:p>553</text:p>
          </table:table-cell>
          <table:table-cell office:value-type="string" calcext:value-type="string">
            <text:p>l</text:p>
          </table:table-cell>
          <table:table-cell/>
          <table:table-cell table:formula="of:=[.B76]-[.B7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.542" calcext:value-type="float">
            <text:p>18,542</text:p>
          </table:table-cell>
          <table:table-cell table:formula="of:=ROUND([.A77]*30;0)" office:value-type="float" office:value="556" calcext:value-type="float">
            <text:p>556</text:p>
          </table:table-cell>
          <table:table-cell office:value-type="string" calcext:value-type="string">
            <text:p>r</text:p>
          </table:table-cell>
          <table:table-cell/>
          <table:table-cell table:formula="of:=[.B77]-[.B7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.455" calcext:value-type="float">
            <text:p>19,455</text:p>
          </table:table-cell>
          <table:table-cell table:formula="of:=ROUND([.A78]*30;0)" office:value-type="float" office:value="584" calcext:value-type="float">
            <text:p>584</text:p>
          </table:table-cell>
          <table:table-cell office:value-type="string" calcext:value-type="string">
            <text:p>r</text:p>
          </table:table-cell>
          <table:table-cell/>
          <table:table-cell table:formula="of:=[.B78]-[.B77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.563" calcext:value-type="float">
            <text:p>19,563</text:p>
          </table:table-cell>
          <table:table-cell table:formula="of:=ROUND([.A79]*30;0)" office:value-type="float" office:value="587" calcext:value-type="float">
            <text:p>587</text:p>
          </table:table-cell>
          <table:table-cell office:value-type="string" calcext:value-type="string">
            <text:p>l</text:p>
          </table:table-cell>
          <table:table-cell/>
          <table:table-cell table:formula="of:=[.B79]-[.B7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.675" calcext:value-type="float">
            <text:p>19,675</text:p>
          </table:table-cell>
          <table:table-cell table:formula="of:=ROUND([.A80]*30;0)" office:value-type="float" office:value="590" calcext:value-type="float">
            <text:p>590</text:p>
          </table:table-cell>
          <table:table-cell office:value-type="string" calcext:value-type="string">
            <text:p>r</text:p>
          </table:table-cell>
          <table:table-cell/>
          <table:table-cell table:formula="of:=[.B80]-[.B7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.786" calcext:value-type="float">
            <text:p>19,786</text:p>
          </table:table-cell>
          <table:table-cell table:formula="of:=ROUND([.A81]*30;0)" office:value-type="float" office:value="594" calcext:value-type="float">
            <text:p>594</text:p>
          </table:table-cell>
          <table:table-cell office:value-type="string" calcext:value-type="string">
            <text:p>l</text:p>
          </table:table-cell>
          <table:table-cell/>
          <table:table-cell table:formula="of:=[.B81]-[.B8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.901" calcext:value-type="float">
            <text:p>19,901</text:p>
          </table:table-cell>
          <table:table-cell table:formula="of:=ROUND([.A82]*30;0)" office:value-type="float" office:value="597" calcext:value-type="float">
            <text:p>597</text:p>
          </table:table-cell>
          <table:table-cell office:value-type="string" calcext:value-type="string">
            <text:p>r</text:p>
          </table:table-cell>
          <table:table-cell/>
          <table:table-cell table:formula="of:=[.B82]-[.B8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.99" calcext:value-type="float">
            <text:p>20,99</text:p>
          </table:table-cell>
          <table:table-cell table:formula="of:=ROUND([.A83]*30;0)" office:value-type="float" office:value="630" calcext:value-type="float">
            <text:p>6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art 6 bar 1</text:p>
          </table:table-cell>
          <table:table-cell table:formula="of:=[.B83]-[.B82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.098" calcext:value-type="float">
            <text:p>21,098</text:p>
          </table:table-cell>
          <table:table-cell table:formula="of:=ROUND([.A84]*30;0)" office:value-type="float" office:value="633" calcext:value-type="float">
            <text:p>633</text:p>
          </table:table-cell>
          <table:table-cell office:value-type="string" calcext:value-type="string">
            <text:p>l</text:p>
          </table:table-cell>
          <table:table-cell/>
          <table:table-cell table:formula="of:=[.B84]-[.B8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.208" calcext:value-type="float">
            <text:p>21,208</text:p>
          </table:table-cell>
          <table:table-cell table:formula="of:=ROUND([.A85]*30;0)" office:value-type="float" office:value="636" calcext:value-type="float">
            <text:p>636</text:p>
          </table:table-cell>
          <table:table-cell office:value-type="string" calcext:value-type="string">
            <text:p>r</text:p>
          </table:table-cell>
          <table:table-cell/>
          <table:table-cell table:formula="of:=[.B85]-[.B8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.311" calcext:value-type="float">
            <text:p>21,311</text:p>
          </table:table-cell>
          <table:table-cell table:formula="of:=ROUND([.A86]*30;0)" office:value-type="float" office:value="639" calcext:value-type="float">
            <text:p>639</text:p>
          </table:table-cell>
          <table:table-cell office:value-type="string" calcext:value-type="string">
            <text:p>l</text:p>
          </table:table-cell>
          <table:table-cell/>
          <table:table-cell table:formula="of:=[.B86]-[.B8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.529" calcext:value-type="float">
            <text:p>21,529</text:p>
          </table:table-cell>
          <table:table-cell table:formula="of:=ROUND([.A87]*30;0)" office:value-type="float" office:value="646" calcext:value-type="float">
            <text:p>646</text:p>
          </table:table-cell>
          <table:table-cell office:value-type="string" calcext:value-type="string">
            <text:p>l</text:p>
          </table:table-cell>
          <table:table-cell/>
          <table:table-cell table:formula="of:=[.B87]-[.B8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21.657" calcext:value-type="float">
            <text:p>21,657</text:p>
          </table:table-cell>
          <table:table-cell table:formula="of:=ROUND([.A88]*30;0)" office:value-type="float" office:value="650" calcext:value-type="float">
            <text:p>650</text:p>
          </table:table-cell>
          <table:table-cell office:value-type="string" calcext:value-type="string">
            <text:p>r</text:p>
          </table:table-cell>
          <table:table-cell/>
          <table:table-cell table:formula="of:=[.B88]-[.B8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.146" calcext:value-type="float">
            <text:p>22,146</text:p>
          </table:table-cell>
          <table:table-cell table:formula="of:=ROUND([.A89]*30;0)" office:value-type="float" office:value="664" calcext:value-type="float">
            <text:p>664</text:p>
          </table:table-cell>
          <table:table-cell office:value-type="string" calcext:value-type="string">
            <text:p>r</text:p>
          </table:table-cell>
          <table:table-cell/>
          <table:table-cell table:formula="of:=[.B89]-[.B8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246" calcext:value-type="float">
            <text:p>22,246</text:p>
          </table:table-cell>
          <table:table-cell table:formula="of:=ROUND([.A90]*30;0)" office:value-type="float" office:value="667" calcext:value-type="float">
            <text:p>667</text:p>
          </table:table-cell>
          <table:table-cell office:value-type="string" calcext:value-type="string">
            <text:p>l</text:p>
          </table:table-cell>
          <table:table-cell/>
          <table:table-cell table:formula="of:=[.B90]-[.B8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2.344" calcext:value-type="float">
            <text:p>22,344</text:p>
          </table:table-cell>
          <table:table-cell table:formula="of:=ROUND([.A91]*30;0)" office:value-type="float" office:value="670" calcext:value-type="float">
            <text:p>670</text:p>
          </table:table-cell>
          <table:table-cell office:value-type="string" calcext:value-type="string">
            <text:p>r</text:p>
          </table:table-cell>
          <table:table-cell/>
          <table:table-cell table:formula="of:=[.B91]-[.B9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2.572" calcext:value-type="float">
            <text:p>22,572</text:p>
          </table:table-cell>
          <table:table-cell table:formula="of:=ROUND([.A92]*30;0)" office:value-type="float" office:value="677" calcext:value-type="float">
            <text:p>677</text:p>
          </table:table-cell>
          <table:table-cell office:value-type="string" calcext:value-type="string">
            <text:p>r</text:p>
          </table:table-cell>
          <table:table-cell/>
          <table:table-cell table:formula="of:=[.B92]-[.B9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22.669" calcext:value-type="float">
            <text:p>22,669</text:p>
          </table:table-cell>
          <table:table-cell table:formula="of:=ROUND([.A93]*30;0)" office:value-type="float" office:value="680" calcext:value-type="float">
            <text:p>680</text:p>
          </table:table-cell>
          <table:table-cell office:value-type="string" calcext:value-type="string">
            <text:p>l</text:p>
          </table:table-cell>
          <table:table-cell/>
          <table:table-cell table:formula="of:=[.B93]-[.B9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2.774" calcext:value-type="float">
            <text:p>22,774</text:p>
          </table:table-cell>
          <table:table-cell table:formula="of:=ROUND([.A94]*30;0)" office:value-type="float" office:value="683" calcext:value-type="float">
            <text:p>68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art 6 bar 2</text:p>
          </table:table-cell>
          <table:table-cell table:formula="of:=[.B94]-[.B9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2.892" calcext:value-type="float">
            <text:p>22,892</text:p>
          </table:table-cell>
          <table:table-cell table:formula="of:=ROUND([.A95]*30;0)" office:value-type="float" office:value="687" calcext:value-type="float">
            <text:p>687</text:p>
          </table:table-cell>
          <table:table-cell office:value-type="string" calcext:value-type="string">
            <text:p>l</text:p>
          </table:table-cell>
          <table:table-cell/>
          <table:table-cell table:formula="of:=[.B95]-[.B9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.008" calcext:value-type="float">
            <text:p>23,008</text:p>
          </table:table-cell>
          <table:table-cell table:formula="of:=ROUND([.A96]*30;0)" office:value-type="float" office:value="690" calcext:value-type="float">
            <text:p>690</text:p>
          </table:table-cell>
          <table:table-cell office:value-type="string" calcext:value-type="string">
            <text:p>r</text:p>
          </table:table-cell>
          <table:table-cell/>
          <table:table-cell table:formula="of:=[.B96]-[.B9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.115" calcext:value-type="float">
            <text:p>23,115</text:p>
          </table:table-cell>
          <table:table-cell table:formula="of:=ROUND([.A97]*30;0)" office:value-type="float" office:value="693" calcext:value-type="float">
            <text:p>693</text:p>
          </table:table-cell>
          <table:table-cell office:value-type="string" calcext:value-type="string">
            <text:p>l</text:p>
          </table:table-cell>
          <table:table-cell/>
          <table:table-cell table:formula="of:=[.B97]-[.B9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.22" calcext:value-type="float">
            <text:p>23,22</text:p>
          </table:table-cell>
          <table:table-cell table:formula="of:=ROUND([.A98]*30;0)" office:value-type="float" office:value="697" calcext:value-type="float">
            <text:p>697</text:p>
          </table:table-cell>
          <table:table-cell office:value-type="string" calcext:value-type="string">
            <text:p>r</text:p>
          </table:table-cell>
          <table:table-cell/>
          <table:table-cell table:formula="of:=[.B98]-[.B9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.331" calcext:value-type="float">
            <text:p>23,331</text:p>
          </table:table-cell>
          <table:table-cell table:formula="of:=ROUND([.A99]*30;0)" office:value-type="float" office:value="700" calcext:value-type="float">
            <text:p>700</text:p>
          </table:table-cell>
          <table:table-cell office:value-type="string" calcext:value-type="string">
            <text:p>l</text:p>
          </table:table-cell>
          <table:table-cell/>
          <table:table-cell table:formula="of:=[.B99]-[.B9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.449" calcext:value-type="float">
            <text:p>23,449</text:p>
          </table:table-cell>
          <table:table-cell table:formula="of:=ROUND([.A100]*30;0)" office:value-type="float" office:value="703" calcext:value-type="float">
            <text:p>703</text:p>
          </table:table-cell>
          <table:table-cell office:value-type="string" calcext:value-type="string">
            <text:p>r</text:p>
          </table:table-cell>
          <table:table-cell/>
          <table:table-cell table:formula="of:=[.B100]-[.B9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.551" calcext:value-type="float">
            <text:p>23,551</text:p>
          </table:table-cell>
          <table:table-cell table:formula="of:=ROUND([.A101]*30;0)" office:value-type="float" office:value="707" calcext:value-type="float">
            <text:p>707</text:p>
          </table:table-cell>
          <table:table-cell office:value-type="string" calcext:value-type="string">
            <text:p>l</text:p>
          </table:table-cell>
          <table:table-cell/>
          <table:table-cell table:formula="of:=[.B101]-[.B10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.659" calcext:value-type="float">
            <text:p>23,659</text:p>
          </table:table-cell>
          <table:table-cell table:formula="of:=ROUND([.A102]*30;0)" office:value-type="float" office:value="710" calcext:value-type="float">
            <text:p>710</text:p>
          </table:table-cell>
          <table:table-cell office:value-type="string" calcext:value-type="string">
            <text:p>r</text:p>
          </table:table-cell>
          <table:table-cell/>
          <table:table-cell table:formula="of:=[.B102]-[.B10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.759" calcext:value-type="float">
            <text:p>23,759</text:p>
          </table:table-cell>
          <table:table-cell table:formula="of:=ROUND([.A103]*30;0)" office:value-type="float" office:value="713" calcext:value-type="float">
            <text:p>713</text:p>
          </table:table-cell>
          <table:table-cell office:value-type="string" calcext:value-type="string">
            <text:p>l</text:p>
          </table:table-cell>
          <table:table-cell/>
          <table:table-cell table:formula="of:=[.B103]-[.B10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.884" calcext:value-type="float">
            <text:p>23,884</text:p>
          </table:table-cell>
          <table:table-cell table:formula="of:=ROUND([.A104]*30;0)" office:value-type="float" office:value="717" calcext:value-type="float">
            <text:p>717</text:p>
          </table:table-cell>
          <table:table-cell office:value-type="string" calcext:value-type="string">
            <text:p>x</text:p>
          </table:table-cell>
          <table:table-cell/>
          <table:table-cell table:formula="of:=[.B104]-[.B10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.95" calcext:value-type="float">
            <text:p>23,95</text:p>
          </table:table-cell>
          <table:table-cell table:formula="of:=ROUND([.A105]*30;0)" office:value-type="float" office:value="719" calcext:value-type="float">
            <text:p>719</text:p>
          </table:table-cell>
          <table:table-cell office:value-type="string" calcext:value-type="string">
            <text:p>y</text:p>
          </table:table-cell>
          <table:table-cell/>
          <table:table-cell table:formula="of:=[.B105]-[.B10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.023" calcext:value-type="float">
            <text:p>24,023</text:p>
          </table:table-cell>
          <table:table-cell table:formula="of:=ROUND([.A106]*30;0)" office:value-type="float" office:value="721" calcext:value-type="float">
            <text:p>721</text:p>
          </table:table-cell>
          <table:table-cell office:value-type="string" calcext:value-type="string">
            <text:p>x</text:p>
          </table:table-cell>
          <table:table-cell/>
          <table:table-cell table:formula="of:=[.B106]-[.B10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.092" calcext:value-type="float">
            <text:p>24,092</text:p>
          </table:table-cell>
          <table:table-cell table:formula="of:=ROUND([.A107]*30;0)" office:value-type="float" office:value="723" calcext:value-type="float">
            <text:p>723</text:p>
          </table:table-cell>
          <table:table-cell office:value-type="string" calcext:value-type="string">
            <text:p>y</text:p>
          </table:table-cell>
          <table:table-cell/>
          <table:table-cell table:formula="of:=[.B107]-[.B10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.174" calcext:value-type="float">
            <text:p>24,174</text:p>
          </table:table-cell>
          <table:table-cell table:formula="of:=ROUND([.A108]*30;0)" office:value-type="float" office:value="725" calcext:value-type="float">
            <text:p>725</text:p>
          </table:table-cell>
          <table:table-cell office:value-type="string" calcext:value-type="string">
            <text:p>x</text:p>
          </table:table-cell>
          <table:table-cell/>
          <table:table-cell table:formula="of:=[.B108]-[.B10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.248" calcext:value-type="float">
            <text:p>24,248</text:p>
          </table:table-cell>
          <table:table-cell table:formula="of:=ROUND([.A109]*30;0)" office:value-type="float" office:value="727" calcext:value-type="float">
            <text:p>727</text:p>
          </table:table-cell>
          <table:table-cell office:value-type="string" calcext:value-type="string">
            <text:p>y</text:p>
          </table:table-cell>
          <table:table-cell/>
          <table:table-cell table:formula="of:=[.B109]-[.B10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.341" calcext:value-type="float">
            <text:p>24,341</text:p>
          </table:table-cell>
          <table:table-cell table:formula="of:=ROUND([.A110]*30;0)" office:value-type="float" office:value="730" calcext:value-type="float">
            <text:p>730</text:p>
          </table:table-cell>
          <table:table-cell office:value-type="string" calcext:value-type="string">
            <text:p>r</text:p>
          </table:table-cell>
          <table:table-cell/>
          <table:table-cell table:formula="of:=[.B110]-[.B10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4.433" calcext:value-type="float">
            <text:p>24,433</text:p>
          </table:table-cell>
          <table:table-cell table:formula="of:=ROUND([.A111]*30;0)" office:value-type="float" office:value="733" calcext:value-type="float">
            <text:p>733</text:p>
          </table:table-cell>
          <table:table-cell office:value-type="string" calcext:value-type="string">
            <text:p>l</text:p>
          </table:table-cell>
          <table:table-cell/>
          <table:table-cell table:formula="of:=[.B111]-[.B110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ROUND([.A112]*30;0)" office:value-type="float" office:value="0" calcext:value-type="float">
            <text:p>0</text:p>
          </table:table-cell>
          <table:table-cell table:number-columns-repeated="2"/>
          <table:table-cell table:formula="of:=[.B112]-[.B111]" office:value-type="float" office:value="-733" calcext:value-type="float">
            <text:p>-733</text:p>
          </table:table-cell>
        </table:table-row>
        <table:table-row table:style-name="ro1">
          <table:table-cell/>
          <table:table-cell table:formula="of:=ROUND([.A113]*30;0)" office:value-type="float" office:value="0" calcext:value-type="float">
            <text:p>0</text:p>
          </table:table-cell>
          <table:table-cell table:number-columns-repeated="2"/>
          <table:table-cell table:formula="of:=[.B113]-[.B11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ROUND([.A114]*30;0)" office:value-type="float" office:value="0" calcext:value-type="float">
            <text:p>0</text:p>
          </table:table-cell>
          <table:table-cell table:number-columns-repeated="2"/>
          <table:table-cell table:formula="of:=[.B114]-[.B11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ROUND([.A115]*30;0)" office:value-type="float" office:value="0" calcext:value-type="float">
            <text:p>0</text:p>
          </table:table-cell>
          <table:table-cell table:number-columns-repeated="2"/>
          <table:table-cell table:formula="of:=[.B115]-[.B11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ROUND([.A116]*30;0)" office:value-type="float" office:value="0" calcext:value-type="float">
            <text:p>0</text:p>
          </table:table-cell>
          <table:table-cell table:number-columns-repeated="2"/>
          <table:table-cell table:formula="of:=[.B116]-[.B11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ROUND([.A117]*30;0)" office:value-type="float" office:value="0" calcext:value-type="float">
            <text:p>0</text:p>
          </table:table-cell>
          <table:table-cell table:number-columns-repeated="2"/>
          <table:table-cell table:formula="of:=[.B117]-[.B11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ROUND([.A118]*30;0)" office:value-type="float" office:value="0" calcext:value-type="float">
            <text:p>0</text:p>
          </table:table-cell>
          <table:table-cell table:number-columns-repeated="2"/>
          <table:table-cell table:formula="of:=[.B118]-[.B11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ROUND([.A119]*30;0)" office:value-type="float" office:value="0" calcext:value-type="float">
            <text:p>0</text:p>
          </table:table-cell>
          <table:table-cell table:number-columns-repeated="2"/>
          <table:table-cell table:formula="of:=[.B119]-[.B118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20]-[.B119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21]-[.B120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22]-[.B12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23]-[.B122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24]-[.B123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25]-[.B124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26]-[.B125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27]-[.B126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28]-[.B127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29]-[.B128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30]-[.B129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31]-[.B130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32]-[.B13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33]-[.B132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34]-[.B133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35]-[.B134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36]-[.B135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37]-[.B136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38]-[.B137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39]-[.B138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40]-[.B139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41]-[.B140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42]-[.B14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43]-[.B142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44]-[.B143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45]-[.B144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46]-[.B145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47]-[.B146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48]-[.B147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49]-[.B148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50]-[.B149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51]-[.B150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52]-[.B15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53]-[.B152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54]-[.B153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55]-[.B154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56]-[.B155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57]-[.B156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58]-[.B157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Liberation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3">00/00/0000</text:date>, <text:time style:data-style-name="N2" text:time-value="20:18:55.8692907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48:20.942930156</meta:creation-date>
    <dc:date>2018-09-13T21:25:45.346195642</dc:date>
    <meta:editing-duration>PT46M47S</meta:editing-duration>
    <meta:editing-cycles>11</meta:editing-cycles>
    <meta:generator>LibreOffice/6.1.0.2$Linux_X86_64 LibreOffice_project/10$Build-2</meta:generator>
    <meta:document-statistic meta:table-count="1" meta:cell-count="504" meta:object-count="0"/>
  </office:meta>
</office:document-meta>
</file>